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5pt" style:font-size-asian="13.1000003814697pt" style:font-size-complex="15pt"/>
    </style:style>
    <style:style style:name="P3" style:family="paragraph" style:parent-style-name="Standard">
      <style:paragraph-properties fo:text-align="center" style:justify-single-word="false"/>
      <style:text-properties fo:font-size="14pt" style:font-size-asian="12.25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hapel</text:p>
      <text:p text:style-name="P1">Game begins with characters approaching the chapel of zeus. The terrible curse has been afflicting the land causing crops to wither up, animals to become more vicious and people to die of a mysterious illness. All players are traveling to the chapel of zeus in order to investigate the source of this curse for their own reasons. If characters do not know each other previously then they meet on the road before reaching the chapel of zeus. </text:p>
      <text:p text:style-name="P1"/>
      <text:p text:style-name="P1">Outside of Chapel: Chapel is in good condition but almost completely deserted due to attacks from the adversary. </text:p>
      <text:p text:style-name="P1">“the chapel is a beautiful monument to the glory of zeus. Although in good repair not even the power of zeus appears able to withstand the power of the curse as even the garden is almost completely withered away.”</text:p>
      <text:p text:style-name="P1"/>
      <text:p text:style-name="P1">Entry hallway: This hallway goes along the front of the chapel. The double-doors to the chapel itself are currently closed as are the two doors to the monk rooms. Near the entrance doors are some clay fragments that are from a broken urn. There is nothing of value here. </text:p>
      <text:p text:style-name="P1">“You enter a long hallway that goes along the entire front of the building. There are some clay fragments near the front entrance door that appear to be from a broken urn. You see some double-doors directly ahead and some single doors down the way. You see the hallway turns at it's ends.”</text:p>
      <text:p text:style-name="P1"/>
      <text:p text:style-name="P1">Bell Tower: This is the bell tower. There doesn't appear to be anyway of reaching the bell itself but there is a rope hanging down that if pulled will ring the bell. The bell is very loud and an be heard all throughout building. If players have not opened the chapel doors before ringing the bell for the first time or seen down the side hallway a successful listen check will result in the players hearing someone say “oh @#$! he's back” from behind the chapel doors.</text:p>
      <text:p text:style-name="P1">“This appears to be a simple bell tower for the chapel. Looking up you can see the bell hanging there. Attached to it is a rope which hangs down to the ground.”</text:p>
      <text:p text:style-name="P1"/>
      <text:p text:style-name="P1">Chapel: The chapel has been ransacked by the adversary. The bodies of 3 monks of zeus will be found here (none of them the high priest). Searching the room results in 1d4 of chapel treasure.</text:p>
      <text:p text:style-name="P1">“You enter what was once a room dedicated to the worship of zeus. The stone statues have been broken, the altar of zeus desecrated, and the benches are strewn all over the place. The destruction done is so shocking you don't even notice the bodies at first.”</text:p>
      <text:p text:style-name="P1"/>
      <text:p text:style-name="P1">Side hall: This is a sparse hallway with nothing of real interest in it. All doorways here are closed</text:p>
      <text:p text:style-name="P1">“You enter a long sparse hallway. You see 2 closed doors at one end”</text:p>
      <text:p text:style-name="P1"/>
      <text:p text:style-name="P1">Back hall: This is a sparse hallway with nothing of real interest in it. There is one doorway to the high priests room which is closed</text:p>
      <text:p text:style-name="P1">“You enter a short hallway with one closed door near one end.”</text:p>
      <text:p text:style-name="P1"/>
      <text:p text:style-name="P1">Monk Rooms: These are just simple cells lived in by the monks. Searching these rooms results in a little food, some simple robes for the order of zeus, <text:s/>a chamber pot and 1d2-1 of monk treasure. </text:p>
      <text:p text:style-name="P1">“This appears to be the living quarters of one of the monks of zeus. Although things are strewn all over the place as if it was hurriedly searched it's obvious that the monks live spartan lives with few possessions.”</text:p>
      <text:p text:style-name="P1"/>
      <text:p text:style-name="P1">Carls Room: This is the room 'cowardly' carl is hiding in. He will be initially terrified of the players <text:soft-page-break/>until realizing they are not the adversary. He will timidly follow along behind the players while they are in the building and offer some advise and information. Carl's room was ransacked but he organized his few possessions before the players arrived. Searching this room results in some clothes, 1d-1 of monk treasure and a full chamber pot. If carl realizes the players are not the adversary and they take his stuff he will declare them thieves and refuse to help until they return his meager possessions. </text:p>
      <text:p text:style-name="P1">“This appears to be the living quarters of one of the monks of zeus. This room doesn't appear to be ransacked like the others. This room is occupied by a human dressed in the robes of the monks of zeus. As soon as he notices the door is open he screams, dives into corner <text:s/>further from the door and pulls a blanket over his head. You can hear him begging “please don't hurt me, please don't me, please don't hurt me...”</text:p>
      <text:p text:style-name="P1"/>
      <text:p text:style-name="P1">High Priests room: this is the room of the high priest of zeus. This room has been completely defiled by the adversary. There is graffiti written in blood along the walls in a number of languages. All of the clothes and holy texts have been ripped apart.. A successful enough search of the room reveals a secret passage into the high priests secret room. This room has 1d6 of high priests treasure in it. </text:p>
      <text:p text:style-name="P1">“You enter a room that was once a little nicer then the others. It has not only been ransacked but defiled. There is graffiti on the walls written in human blood, all of the clothes and holy texts have been ripped apart. There are scorch marks in places where things have apparently been burned. A sense of evil permeates the entire room”. </text:p>
      <text:p text:style-name="P1"/>
      <text:p text:style-name="P1">Secret Room: This is a secret room for the high priest of zeus. It is a study where many scrolls/texts were written and stored by the priest. Although it is currently disorganized it does not appear to be throughly ransacked like the other rooms. There are a few scrolls lying on the floor and across the desk. An intelligence check will show that given the number of pigeon holes with the scrolls left lying around that there are many scrolls missing from this room. Searching this room will provide 2d2-1 of secret room treasure and story scroll 1</text:p>
      <text:p text:style-name="P1"/>
      <text:p text:style-name="P1">Carl: If asked about the curse he will mention that only a powerful demon is capable of creating a curse of this magnitude. He will mention that the priest had been increasingly distracted by something in the weeks prior to the curse falling. Carl will then mention that the priest left a few days before the curse fell and never came back. He will mention hearing the priest complain about having to walk all the way to the temple of eternity on the day he left. Carl will mention he thought this strange as the temple has been abandoned for over 100 years and no one goes there anymore. If asked he will provide directions on how to get there. </text:p>
      <text:p text:style-name="P1"/>
      <text:p text:style-name="P1">Chapel treasure:</text:p>
      <text:p text:style-name="P1">1 = candle; 1cp</text:p>
      <text:p text:style-name="P1">2 = silver chalice; 40gp</text:p>
      <text:p text:style-name="P1">3 = assorted moonstones; 60gp</text:p>
      <text:p text:style-name="P1">4 = flint and steel; 1gp</text:p>
      <text:p text:style-name="P1"/>
      <text:p text:style-name="P1">Monk treasure:</text:p>
      <text:p text:style-name="P1">1 = wooden holy symbol; 1gp</text:p>
      <text:p text:style-name="P1">2 = common musical instrument; 5gp</text:p>
      <text:p text:style-name="P1">3 = scroll of holy text; 5gp</text:p>
      <text:p text:style-name="P1">4 = holy water; 25gp</text:p>
      <text:p text:style-name="P1">5 = torch; 1cp</text:p>
      <text:p text:style-name="P1"/>
      <text:p text:style-name="P1">High priest treasure:</text:p>
      <text:p text:style-name="P1"><text:soft-page-break/>1 = holy symbol silver; 25gp</text:p>
      <text:p text:style-name="P1">2 = holy water; 25gp</text:p>
      <text:p text:style-name="P1">3 = common lamp; 1sp</text:p>
      <text:p text:style-name="P1">4 = chest (empty); 2gp</text:p>
      <text:p text:style-name="P1">5 = bell; 1gp</text:p>
      <text:p text:style-name="P1">6 = 30gp</text:p>
      <text:p text:style-name="P1"/>
      <text:p text:style-name="P1">Secret room treasure:</text:p>
      <text:p text:style-name="P1">1 = scroll of dispel magic</text:p>
      <text:p text:style-name="P1">2 = scroll of prayer</text:p>
      <text:p text:style-name="P1">3 = scroll of raise dead</text:p>
      <text:p text:style-name="P1">4 = vial of ink; 8gp</text:p>
      <text:p text:style-name="P1">5 = paper sheet; 4sp</text:p>
      <text:p text:style-name="P1">6 = ink pen; 1sp</text:p>
      <text:p text:style-name="P1"/>
      <text:p text:style-name="P1"/>
      <text:p text:style-name="P3">the temple</text:p>
      <text:p text:style-name="P1">Outside of temple: Nothing happens to players on way to temple. Temple has been abandoned for years and is beginning to decay. A successful spot check will notice that there are no living things anywhere near the temple and the curse is much worse here. A successful spellcraft check will will notice that this temple is at the focus of a number of ley lines. The main entrance doors are closed but easily opened.</text:p>
      <text:p text:style-name="P1">“The temple of eternity is a massive structure. Once a wonder of the world it has since fallen into decay. You see that sections of the temple have crumbled due to age and neglect.”</text:p>
      <text:p text:style-name="P1"/>
      <text:p text:style-name="P1">Entrance: This is the entrance of the temple. Entering here for the first time causes a programmed image spell to trigger taunting the heroes. A successful spellcheck will allow them to recognize this as coming from a programmed image spell. </text:p>
      <text:p text:style-name="P1">“You enter the temple to see a large hallway. There is a passageway branching off to the right with an open door currently across from it. At the far end the hallway opens up into what appears to be an exceptionally large room. As you step into the temple you hear a demonic voice say 'If you're here for the high priest of zeus nothing can save him now. He's firmly in my power and I will never release him. You might as well leave as you can do no good here.' You look around for the source of the voice and fail to see anyone else”. </text:p>
      <text:p text:style-name="P1"/>
      <text:p text:style-name="P1">Library: This is a large library full of books and scrolls. Many of them have decayed due to age and moisture. A level 1 orc cleric will be here reading a scroll here, his back will be to the players and initially not aware of them. A search of the library will result in finding story scroll 2 &amp; 1d6 of library treasure.</text:p>
      <text:p text:style-name="P1">“You see a large library filled with scrolls and books. Many of them appear to be damaged due to age and exposure to the elements. You also see an orc wearing some robes in here. He is reading a scroll and doesn't seem to be aware of you yet.”</text:p>
      <text:p text:style-name="P1"/>
      <text:p text:style-name="P1"/>
      <text:p text:style-name="P3">the priest</text:p>
      <text:p text:style-name="P1"/>
      <text:p text:style-name="P1"/>
      <text:p text:style-name="P1"/>
      <text:p text:style-name="P3">the adversary</text:p>
      <text:p text:style-name="P1"><text:soft-page-break/></text:p>
      <text:p text:style-name="P1"/>
      <text:p text:style-name="P1"/>
      <text:p text:style-name="P1">soul bind = on victim?</text:p>
      <text:p text:style-name="P1">misdirection <text:s/>= on sneaky bad guy</text:p>
      <text:p text:style-name="P1">programmed image = demon taunts in temple</text:p>
      <text:p text:style-name="P1"/>
      <text:p text:style-name="P1">kathleen = victim of priests sacrifice</text:p>
      <text:p text:style-name="P1">robert = true name of 'the adversary'</text:p>
      <text:p text:style-name="P1">high priest of zeus = backstabber, must be level 17 for soul bind, won't have many spells for fight</text:p>
      <text:p text:style-name="P1">carl (cowardly carl) = a monk in the service of zeus, in the chapel of zeus</text:p>
      <text:p text:style-name="P1"/>
      <text:p text:style-name="P1"/>
      <text:p text:style-name="P1">plot summary:</text:p>
      <text:p text:style-name="P1">priest of zeus has been performing sacrifices within the 'temple of eternity' in order to become the god of eternity. He has been sacrificing kobolds, orcs, etc. to increase his powers though this doesn't work. He attempts to sacrifice kathleen thinking this will deify him. Robert interrupts the ceremony but not before kathleen is killed. In grief robert commits suicide and (sacrificing himself) inadvertently deifies himself and becomes 'the adversary'. As a demi-god he curses the world (creating reason for adventurers to investigate) and begins torturing the priest of zeus. Adversaries focus is on obtaining power to bring kathleen back to life which he is unable to do due to priest having used soul bind on kathleen. Despite his powers adversary is not very knowledgeable about magic and doesn't understand why his resurrection spell doesn't work. Players will rescue priest of zeus who will help them but of course backstab attempting to continue his deification (by eating both kathleen's and roberts soul at the same time). Adventurers win by managing to save kathleen and robert and defeating priest of zeus. </text:p>
      <text:p text:style-name="P1"/>
      <text:p text:style-name="P1">The temple of eternity:</text:p>
      <text:p text:style-name="P1">The temple of eternity is an ancient edifice located within a remote section of the mountains. It has been abandoned for many years and it is slowly crumbling away. It is located at the intersection of multiple ley lines and so is a powerful focus of both arcane and divine energy. The temple </text:p>
      <text:p text:style-name="P1"/>
      <text:p text:style-name="P1">chapel of zeus:</text:p>
      <text:p text:style-name="P1">adventurers start out at the chapel of zeus to find the priest of zeus. Chapel is almost completely deserted. There are no (few?) enemies to fight here but there will be useful clues/items to prepare them for the temple. </text:p>
      <text:p text:style-name="P1"/>
      <text:p text:style-name="P1">Enemies: The temple starts out mostly deserted except for some kobolds and orcs guarding the priest of zeus. These guys understand who the real villain is and so try to stop you. After priest is 'rescued' a number of arcane traps go off that summon more enemies. </text:p>
      <text:p text:style-name="P1"/>
      <text:p text:style-name="P1">goals:</text:p>
      <text:p text:style-name="P1">Campaign has 3 main sections and stages within it. </text:p>
      <text:p text:style-name="P1">1. rescue of the priest of zeus: this is a fairly easy simple section. There are few enemies, and the priest himself can be rescued by disrupting the symbol of pain being used to torture him.</text:p>
      <text:p text:style-name="P1"/>
      <text:p text:style-name="P1">2. eliminating the adversary: the adversary will immediately appear upon rescue of the priest. The priest will use his power to banish the adversary giving the heroes a respite. Priest will still be trapped and will send heroes to release him. This is done by finding a magic (key) and embuing it with power to disable the adversaries containment spell around the priest. </text:p>
      <text:p text:style-name="P1"><text:soft-page-break/></text:p>
      <text:p text:style-name="P1">3. redemption of the adversary: after the betrayal by the priest of zeus the adventurers need to defeat him. With the best ending heroes manage to bring kathleen and Robert back to life. Bad ending results in priest being defeated but kathleen and robert are dead.</text:p>
      <text:p text:style-name="P1"/>
      <text:p text:style-name="P1">the sacrifice: documents will indicate that the temple allows for the ascension to godhood by performing a ritual known as 'the eternal sacrifice'. Priest will indicate this is what the adversary is trying to do. Priest has been trying to sacrifice unsuccessfully (why monsters try to stop heroes) and has come to the determination that killing kathleen and absorbing her soul will complete the ritual. </text:p>
      <text:p text:style-name="P1"/>
      <text:p text:style-name="P1">soul absorption: the priest knows a spell that allows him to absorb the souls of others. It takes him 15 minutes to cast this spell. Spell is interrupted if the person is raised/resurrected while he is doing this. It is impossible to resurrect/raise dead someone after this has been done to them. Players will have chance to learn it though it is a level 9 spell and will be unable to cast it.</text:p>
      <text:p text:style-name="P1"/>
      <text:p text:style-name="P1">sleeping:</text:p>
      <text:p text:style-name="P1">sleeping is not allowed within the temple. Players will be 'advised' not to sleep here. Players that ignore this warning will be... pun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8-11-09T20:24:44</meta:creation-date>
    <dc:creator>kevin</dc:creator>
    <dc:date>2008-11-13T15:42:22</dc:date>
    <meta:editing-cycles>35</meta:editing-cycles>
    <meta:editing-duration>P1DT0H6M18S</meta:editing-duration>
    <meta:user-defined meta:name="Info 1"/>
    <meta:user-defined meta:name="Info 2"/>
    <meta:user-defined meta:name="Info 3"/>
    <meta:user-defined meta:name="Info 4"/>
    <meta:document-statistic meta:table-count="0" meta:image-count="0" meta:object-count="0" meta:page-count="5" meta:paragraph-count="79" meta:word-count="2308" meta:character-count="12781"/>
  </office:meta>
</office:document-meta>
</file>